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41a8" officeooo:paragraph-rsid="001e41a8"/>
    </style:style>
    <style:style style:name="P2" style:family="paragraph" style:parent-style-name="Standard">
      <style:text-properties style:text-underline-style="solid" style:text-underline-width="auto" style:text-underline-color="font-color" officeooo:rsid="001e41a8" officeooo:paragraph-rsid="001e41a8"/>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e41a8" officeooo:paragraph-rsid="001e41a8" style:font-weight-asian="bold" style:font-weight-complex="bold"/>
    </style:style>
    <style:style style:name="P4" style:family="paragraph" style:parent-style-name="Standard">
      <style:text-properties style:text-underline-style="none" fo:font-weight="normal" officeooo:rsid="001e41a8" officeooo:paragraph-rsid="001e41a8" style:font-weight-asian="normal" style:font-weight-complex="normal"/>
    </style:style>
    <style:style style:name="P5" style:family="paragraph" style:parent-style-name="Standard">
      <style:text-properties style:text-underline-style="none" fo:font-weight="normal" officeooo:rsid="001e41a8" officeooo:paragraph-rsid="001e41a8" style:font-weight-asian="normal" style:font-weight-complex="normal"/>
    </style:style>
    <style:style style:name="P6" style:family="paragraph" style:parent-style-name="Standard">
      <style:text-properties style:text-underline-style="none" fo:font-weight="normal" officeooo:rsid="001e41a8" officeooo:paragraph-rsid="002087ca" style:font-weight-asian="normal" style:font-weight-complex="normal"/>
    </style:style>
    <style:style style:name="P7" style:family="paragraph" style:parent-style-name="Standard">
      <style:text-properties style:text-underline-style="none" fo:font-weight="normal" officeooo:rsid="002087ca" officeooo:paragraph-rsid="002087ca" style:font-weight-asian="normal" style:font-weight-complex="normal"/>
    </style:style>
    <style:style style:name="P8" style:family="paragraph" style:parent-style-name="Standard">
      <style:text-properties style:text-underline-style="none" fo:font-weight="normal" officeooo:rsid="0023f453" officeooo:paragraph-rsid="0023f453" style:font-weight-asian="normal" style:font-weight-complex="normal"/>
    </style:style>
    <style:style style:name="P9" style:family="paragraph" style:parent-style-name="Standard">
      <style:text-properties officeooo:rsid="001e41a8" officeooo:paragraph-rsid="001e41a8"/>
    </style:style>
    <style:style style:name="P10" style:family="paragraph" style:parent-style-name="Standard">
      <style:text-properties officeooo:rsid="00241edd" officeooo:paragraph-rsid="00241edd"/>
    </style:style>
    <style:style style:name="P11" style:family="paragraph" style:parent-style-name="Standard">
      <style:text-properties officeooo:rsid="00261e78" officeooo:paragraph-rsid="00261e78"/>
    </style:style>
    <style:style style:name="T1" style:family="text">
      <style:text-properties officeooo:rsid="001ef6b9"/>
    </style:style>
    <style:style style:name="T2" style:family="text">
      <style:text-properties officeooo:rsid="002087ca"/>
    </style:style>
    <style:style style:name="T3" style:family="text">
      <style:text-properties fo:language="en" fo:country="GB"/>
    </style:style>
    <style:style style:name="T4" style:family="text">
      <style:text-properties officeooo:rsid="00222a16"/>
    </style:style>
    <style:style style:name="T5" style:family="text">
      <style:text-properties officeooo:rsid="002087ca" fo:background-color="#ffff00" loext:char-shading-value="0"/>
    </style:style>
    <style:style style:name="T6" style:family="text">
      <style:text-properties officeooo:rsid="00241edd"/>
    </style:style>
    <style:style style:name="T7" style:family="text">
      <style:text-properties officeooo:rsid="0026a2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es on Observations of Dynamic Normalization Model with Simultaneous Brightness Contrast Stimuli</text:p>
      <text:p text:style-name="P2"/>
      <text:p text:style-name="P7">Gilchrist Anchoring theorem requires that a certain luminance value (lightest or mean <text:span text:style-name="T3">gray</text:span>) value is used to scale an image in order to keep vision stable under different lighting conditions. This normalization occurs within different illumination frameworks in a single image, and thus facilitates lightness constancy. </text:p>
      <text:p text:style-name="P4"/>
      <text:p text:style-name="P6"><text:span text:style-name="T2">This requires </text:span><text:span text:style-name="T5">real-time global computations</text:span><text:span text:style-name="T2">. A more </text:span>neurophysiologically plausible <text:span text:style-name="T2">process would use only local-(neural)-interactions to generate </text:span>a normalized (scaled from 0-1) <text:span text:style-name="T4">image</text:span>. This model searches within the <text:span text:style-name="T4">local-pixel-n</text:span>eighbourhood <text:span text:style-name="T4">(luminance image)</text:span> for maximum or minimum values and then this process is “<text:span text:style-name="T4">diffused” </text:span>across the whole image until the extrem<text:span text:style-name="T4">ities of image intensity values are found</text:span>. These two max<text:span text:style-name="T4">imum &amp; </text:span>min<text:span text:style-name="T4">imum </text:span>diffusion layers are then <text:span text:style-name="T4">recombined to generate</text:span> a rescaled <text:span text:style-name="T4">representation of the input image</text:span>. <text:span text:style-name="T1">The steady-state solution to these diffusion processes is functionally equivalent to simple rescaling process. </text:span></text:p>
      <text:p text:style-name="P4"/>
      <text:p text:style-name="P4">This process sounds <text:span text:style-name="T4">qualitatively </text:span>similar to <text:span text:style-name="T4">a process which computes an </text:span>internal lightness scale. <text:span text:style-name="T4">In this case, lightness effects are in the wrong direction (lightening not darkening), but this does imply localised computations can result in global lightness phenomena, I.e. not necessarily global algorithm that computes the local variations in contrast. In this way, current contrast models of lightness could in fact be modelling lower lever computations (In analogy to Newtonian physics modelling Quantum interactions), rather than explicitly describing the computations involved. It could therefore be proposed that a localised-contrast-based algorithms are used to formulate illumination frameworks in generating normalised images rather than a global mechanism. A pseudo-code could be described as follows: <text:s/>illumination regions detected through maximum contrast edge detection within a scene, followed by finding average contrast ranges within these regions to estimate scaled lightness (/transparency). </text:span></text:p>
      <text:p text:style-name="P4"/>
      <text:p text:style-name="P8">Regardless, contrast based models can be tested using contour adaptation. Predicting lightness changes as a result of changes in edge adaptation is one route of obtaining more quantitative critiques of the models. It has been observed that adapting the local surround of a test patch within a checker-board stimuli actively changes the lightness of the test patch. This known, contrast models should be able to predict this change based on the inhibition of contrast <text:s/>in the local surround. Fu<text:span text:style-name="T6">r</text:span>thermore, changing the context of the adaptation should be able to be predicted by these models. </text:p>
      <text:p text:style-name="P4"/>
      <text:p text:style-name="P4"><text:span text:style-name="T2">This particular model has only</text:span> linear scaling <text:span text:style-name="T7">(i.e. contrast sensitivity not increased at higher lightness levels). Lightness changes don'</text:span>t have quantitative backing for the lightness effects observed. <text:span text:style-name="T1">Relatively computationally expensive.</text:span></text:p>
      <text:p text:style-name="P1"/>
      <text:p text:style-name="P10">COMPARE this to the model set out by Alejandro, what is different?</text:p>
      <text:p text:style-name="P11">WHERE in the model does this lightness phenomena come about?</text:p>
      <text:p text:style-name="P10">WHY are local-interactions more plausible?</text:p>
      <text:p text:style-name="P10">WHAT is the goal of this work?</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mily-generic="roman"/>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mbria"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ambria" fo:font-family="Cambria"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mbria" fo:font-family="Cambria"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Baker Morrison</meta:initial-creator>
    <meta:creation-date>2016-11-21T17:05:10.062850168</meta:creation-date>
    <dc:date>2016-11-22T15:00:15.933048186</dc:date>
    <dc:creator>William Baker Morrison</dc:creator>
    <meta:editing-duration>PT31M18S</meta:editing-duration>
    <meta:editing-cycles>6</meta:editing-cycles>
    <meta:generator>LibreOffice/4.2.8.2$Linux_X86_64 LibreOffice_project/420m0$Build-2</meta:generator>
    <meta:document-statistic meta:table-count="0" meta:image-count="0" meta:object-count="0" meta:page-count="2" meta:paragraph-count="10" meta:word-count="441" meta:character-count="3100" meta:non-whitespace-character-count="2663"/>
  </office:meta>
</office:document-meta>
</file>